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 style:vertical-align="auto"/>
    </style:style>
    <style:style style:name="P2" style:family="paragraph" style:parent-style-name="Standard">
      <style:paragraph-properties fo:margin-left="0in" fo:margin-right="0in" fo:orphans="2" fo:widows="2" fo:text-indent="0in" style:auto-text-indent="false" fo:break-before="page" style:vertical-align="auto"/>
    </style:style>
    <style:style style:name="P3" style:family="paragraph" style:parent-style-name="Standard" style:master-page-name="Standard">
      <style:paragraph-properties fo:margin-left="0in" fo:margin-right="0in" fo:orphans="2" fo:widows="2" fo:text-indent="0in" style:auto-text-indent="false" style:page-number="auto" style:vertical-align="auto"/>
    </style:style>
    <style:style style:name="P4" style:family="paragraph" style:parent-style-name="Standard">
      <style:paragraph-properties fo:margin-left="0in" fo:margin-right="0.5in" fo:orphans="2" fo:widows="2" fo:text-indent="0.5in" style:auto-text-indent="false" style:vertical-align="auto"/>
    </style:style>
    <style:style style:name="P5" style:family="paragraph" style:parent-style-name="Standard">
      <style:paragraph-properties fo:margin-left="0.5in" fo:margin-right="0.5in" fo:orphans="2" fo:widows="2" fo:text-indent="0.5in" style:auto-text-indent="false" style:vertical-align="auto"/>
    </style:style>
    <style:style style:name="P6" style:family="paragraph" style:parent-style-name="Standard" style:list-style-name="WWNum3">
      <style:paragraph-properties fo:margin-left="0.5in" fo:margin-right="0in" fo:orphans="2" fo:widows="2" fo:text-indent="-0.25in" style:auto-text-indent="false" style:vertical-align="auto">
        <style:tab-stops/>
      </style:paragraph-properties>
    </style:style>
    <style:style style:name="P7" style:family="paragraph" style:parent-style-name="Standard" style:list-style-name="WWNum2">
      <style:paragraph-properties fo:margin-left="0.5in" fo:margin-right="0in" fo:orphans="2" fo:widows="2" fo:text-indent="-0.25in" style:auto-text-indent="false" style:vertical-align="auto">
        <style:tab-stops>
          <style:tab-stop style:position="6.5in"/>
        </style:tab-stops>
      </style:paragraph-properties>
    </style:style>
    <style:style style:name="P8" style:family="paragraph" style:parent-style-name="Standard">
      <style:paragraph-properties fo:margin-left="0.25in" fo:margin-right="0in" fo:orphans="2" fo:widows="2" fo:text-indent="0in" style:auto-text-indent="false" style:vertical-align="auto"/>
    </style:style>
    <style:style style:name="P9" style:family="paragraph" style:parent-style-name="Standard">
      <style:paragraph-properties fo:margin-left="0.25in" fo:margin-right="0in" fo:orphans="2" fo:widows="2" fo:text-indent="0.5in" style:auto-text-indent="false" style:vertical-align="auto"/>
    </style:style>
    <style:style style:name="P10" style:family="paragraph" style:parent-style-name="Standard">
      <style:paragraph-properties fo:margin-left="0.5in" fo:margin-right="0in" fo:orphans="2" fo:widows="2" fo:text-indent="0in" style:auto-text-indent="false" style:vertical-align="auto"/>
    </style:style>
    <style:style style:name="P11" style:family="paragraph" style:parent-style-name="Standard">
      <style:paragraph-properties fo:margin-left="0.5in" fo:margin-right="0in" fo:orphans="2" fo:widows="2" fo:text-indent="0in" style:auto-text-indent="false" fo:break-before="page" style:vertical-align="auto"/>
    </style:style>
    <style:style style:name="P12" style:family="paragraph" style:parent-style-name="Standard" style:list-style-name="WWNum1">
      <style:paragraph-properties fo:margin-left="1in" fo:margin-right="0.25in" fo:orphans="2" fo:widows="2" fo:text-indent="-0.25in" style:auto-text-indent="false" style:vertical-align="auto">
        <style:tab-stops/>
      </style:paragraph-properties>
    </style:style>
    <style:style style:name="P13" style:family="paragraph" style:parent-style-name="Standard">
      <style:paragraph-properties fo:margin-left="1in" fo:margin-right="0.5in" fo:orphans="2" fo:widows="2" fo:text-indent="0in" style:auto-text-indent="false" style:vertical-align="auto"/>
    </style:style>
    <style:style style:name="P14" style:family="paragraph" style:parent-style-name="Standard">
      <style:paragraph-properties fo:margin-left="0.5in" fo:margin-right="0.5in" fo:orphans="2" fo:widows="2" fo:text-indent="0in" style:auto-text-indent="false" style:vertical-align="auto"/>
    </style:style>
    <style:style style:name="P15" style:family="paragraph" style:parent-style-name="Standard">
      <style:paragraph-properties fo:margin-left="1in" fo:margin-right="0in" fo:orphans="2" fo:widows="2" fo:text-indent="0.5in" style:auto-text-indent="false" style:vertical-align="auto"/>
    </style:style>
    <style:style style:name="P16" style:family="paragraph" style:parent-style-name="Standard">
      <style:paragraph-properties fo:margin-left="1in" fo:margin-right="0.25in" fo:orphans="2" fo:widows="2" fo:text-indent="0in" style:auto-text-indent="false" style:vertical-align="auto"/>
    </style:style>
    <style:style style:name="P17" style:family="paragraph" style:parent-style-name="Standard">
      <style:paragraph-properties fo:margin-left="0in" fo:margin-right="0in" fo:orphans="2" fo:widows="2" fo:text-indent="0.5in" style:auto-text-indent="false" style:vertical-align="auto"/>
    </style:style>
    <style:style style:name="T1" style:family="text">
      <style:text-properties style:font-name="Times New Roman" fo:font-size="11pt" fo:language="he" fo:country="IL" style:font-name-asian="Times New Roman1" style:font-size-asian="11pt" style:language-asian="en" style:country-asian="US" style:font-name-complex="Times New Roman1"/>
    </style:style>
    <style:style style:name="T2" style:family="text">
      <style:text-properties style:font-name="Times New Roman" fo:font-size="11pt" fo:language="he" fo:country="IL" officeooo:rsid="001732e5" style:font-name-asian="Times New Roman1" style:font-size-asian="11pt" style:language-asian="en" style:country-asian="US" style:font-name-complex="Times New Roman1"/>
    </style:style>
    <style:style style:name="T3" style:family="text">
      <style:text-properties style:font-name="Times New Roman" fo:font-size="11pt" fo:language="he" fo:country="IL" fo:font-weight="bold" style:font-name-asian="Times New Roman1" style:font-size-asian="11pt" style:language-asian="en" style:country-asian="US" style:font-weight-asian="bold" style:font-name-complex="Times New Roman1"/>
    </style:style>
    <style:style style:name="T4" style:family="text">
      <style:text-properties style:font-name="Times New Roman" fo:font-size="11pt" fo:language="he" fo:country="IL" style:text-underline-style="solid" style:text-underline-width="auto" style:text-underline-color="font-color" fo:font-weight="bold" style:font-name-asian="Times New Roman1" style:font-size-asian="11pt" style:language-asian="en" style:country-asian="US" style:font-weight-asian="bold" style:font-name-complex="Times New Roman1"/>
    </style:style>
    <style:style style:name="T5" style:family="text">
      <style:text-properties style:font-name="Times New Roman" fo:font-size="11pt" fo:language="he" fo:country="IL" fo:font-weight="normal" style:font-name-asian="Times New Roman1" style:font-size-asian="11pt" style:language-asian="en" style:country-asian="US" style:font-weight-asian="normal" style:font-name-complex="Times New Roman1"/>
    </style:style>
    <style:style style:name="T6" style:family="text">
      <style:text-properties style:font-name="Times New Roman" fo:font-size="11pt" style:font-name-asian="Times New Roman1" style:font-size-asian="11pt" style:language-asian="he" style:country-asian="IL" style:font-name-complex="Times New Roman1"/>
    </style:style>
    <style:style style:name="T7" style:family="text">
      <style:text-properties style:font-name="Times New Roman" fo:font-size="11pt" style:font-name-asian="Times New Roman1" style:font-size-asian="11pt" style:font-name-complex="Times New Roman1"/>
    </style:style>
    <style:style style:name="T8" style:family="text">
      <style:text-properties style:font-name="Times New Roman" fo:font-size="11pt" fo:font-weight="normal" style:font-name-asian="Times New Roman1" style:font-size-asian="11pt" style:language-asian="he" style:country-asian="IL" style:font-weight-asian="normal" style:font-name-complex="Times New Roman1"/>
    </style:style>
    <style:style style:name="T9" style:family="text">
      <style:text-properties fo:language="he" fo:country="IL"/>
    </style:style>
    <style:style style:name="T10" style:family="text">
      <style:text-properties fo:color="#0000ff" style:font-name="Times New Roman" fo:font-size="11pt" fo:language="he" fo:country="IL" fo:font-weight="bold" style:font-name-asian="Times New Roman1" style:font-size-asian="11pt" style:language-asian="en" style:country-asian="US" style:font-weight-asian="bold" style:font-name-complex="Times New Roman1"/>
    </style:style>
    <style:style style:name="T11" style:family="text">
      <style:text-properties fo:color="#0000ff" style:font-name="Times New Roman" fo:font-size="11pt" fo:language="he" fo:country="IL" style:text-underline-style="solid" style:text-underline-width="auto" style:text-underline-color="font-color" fo:font-weight="bold" style:font-name-asian="Times New Roman1" style:font-size-asian="11pt" style:language-asian="en" style:country-asian="US" style:font-weight-asian="bold" style:font-name-complex="Times New Roman1"/>
    </style:style>
    <style:style style:name="T12" style:family="text">
      <style:text-properties fo:color="#0000ff" style:font-name="Times New Roman" fo:font-size="11pt" fo:language="he" fo:country="IL" style:font-name-asian="Times New Roman1" style:font-size-asian="11pt" style:language-asian="en" style:country-asian="US" style:font-name-complex="Times New Roman1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color="#800000" style:font-name="Times New Roman" fo:font-size="11pt" fo:language="he" fo:country="IL" fo:font-weight="bold" style:font-name-asian="Times New Roman1" style:font-size-asian="11pt" style:language-asian="en" style:country-asian="US" style:font-weight-asian="bold" style:font-name-complex="Times New Roman1"/>
    </style:style>
    <style:style style:name="T15" style:family="text">
      <style:text-properties fo:color="#800000" style:font-name="Times New Roman" fo:font-size="11pt" fo:font-weight="bold" style:font-name-asian="Times New Roman1" style:font-size-asian="11pt" style:language-asian="he" style:country-asian="IL" style:font-weight-asian="bold" style:font-name-complex="Times New Roman1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40" style:font-name="Times New Roman" fo:font-size="11pt" fo:language="he" fo:country="IL" fo:font-weight="bold" style:font-name-asian="Times New Roman1" style:font-size-asian="11pt" style:language-asian="en" style:country-asian="US" style:font-weight-asian="bold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<text:tab/></text:span></text:p>
      <text:p text:style-name="P1"/>
      <text:p text:style-name="P1"><text:span text:style-name="T3"><text:tab/><text:tab/></text:span><text:span text:style-name="T4">Parser &amp; Syntax/Semantic Analyzer </text:span></text:p>
      <text:p text:style-name="P1"/>
      <text:p text:style-name="P1"><text:span text:style-name="T1">Parser is a program which reads input ASCII files and analyzes them.</text:span></text:p>
      <text:p text:style-name="P1"><text:span text:style-name="T1">Parser reads input lines and divides them into tokens. </text:span></text:p>
      <text:p text:style-name="P1"><text:span text:style-name="T10">The delimiter between tokens can be ‘blank(s)’ or ‘tab(s)’ characters. </text:span></text:p>
      <text:p text:style-name="P1"><text:span text:style-name="T1">All tokens are divided into 2 kinds - predefined and user-defined. </text:span></text:p>
      <text:p text:style-name="P1"><text:span text:style-name="T1">Following is a list of predefined tokens:</text:span></text:p>
      <text:p text:style-name="P1"/>
      <text:p text:style-name="P4"><text:span text:style-name="T4">Predefined Types</text:span><text:span text:style-name="T1">:</text:span></text:p>
      <text:p text:style-name="P5"><text:span text:style-name="T6"><text:s/>“</text:span><text:span text:style-name="T1">char”, “short”, “int”, “long”, “float”, “double”, “void”</text:span></text:p>
      <text:p text:style-name="P5"><text:span text:style-name="T4">Predefined Type</text:span><text:span text:style-name="T1"> can be followed only by </text:span><text:span text:style-name="T10">legal</text:span><text:span text:style-name="T1"> </text:span><text:span text:style-name="T11">variable</text:span><text:span text:style-name="T12"> </text:span><text:span text:style-name="T11">name</text:span></text:p>
      <text:p text:style-name="P4"/>
      <text:p text:style-name="P1"><text:span text:style-name="T3"><text:tab/></text:span><text:span text:style-name="T4">Key words </text:span></text:p>
      <text:p text:style-name="P1"><text:span text:style-name="T1"><text:tab/><text:tab/>“if”, “else”, “for” , “while”, “class”, </text:span></text:p>
      <text:p text:style-name="P1"><text:span text:style-name="T1"><text:tab/><text:tab/>“private”, “public”, “protected”, “main”, “const”, “virtual”</text:span></text:p>
      <text:p text:style-name="P1"/>
      <text:p text:style-name="P1"><text:span text:style-name="T1"><text:tab/></text:span><text:span text:style-name="T4">Operators:</text:span></text:p>
      <text:p text:style-name="P1"><text:span text:style-name="T1"><text:tab/><text:tab/>“++”, “--“, “==”, “-&gt;” , “=”, “+”, “-“, “*”, “&amp;”, “&lt;&lt;”, “&gt;&gt;”</text:span></text:p>
      <text:p text:style-name="P1"/>
      <text:p text:style-name="P1"><text:span text:style-name="T3"><text:tab/>Following predefined tokens also play a role of delimiter:</text:span></text:p>
      <text:p text:style-name="P1"><text:span text:style-name="T1"><text:tab/><text:tab/>“(“, ”), “[“, “]” , “{“ , “}” “;” “&lt;”, “&gt;” , “=”, “+”, “-“, “*”, “&amp;”</text:span></text:p>
      <text:p text:style-name="P4"><text:span text:style-name="T6"><text:s/></text:span></text:p>
      <text:p text:style-name="P1"><text:span text:style-name="T1"><text:tab/></text:span><text:span text:style-name="T3">Example:</text:span></text:p>
      <text:p text:style-name="P1"><text:span text:style-name="T1"><text:tab/><text:tab/></text:span><text:span text:style-name="T14">if(a)</text:span><text:span text:style-name="T3"> </text:span><text:span text:style-name="T1">really 4 tokens : </text:span><text:span text:style-name="T14">'if'</text:span><text:span text:style-name="T1">, <text:s/></text:span><text:span text:style-name="T3">'</text:span><text:span text:style-name="T14">(</text:span><text:span text:style-name="T3">' <text:s/>, <text:s/>'</text:span><text:span text:style-name="T14">a</text:span><text:span text:style-name="T3">', <text:s text:c="2"/>'</text:span><text:span text:style-name="T14">)</text:span><text:span text:style-name="T3">'</text:span></text:p>
      <text:p text:style-name="P1"/>
      <text:p text:style-name="P1"/>
      <text:p text:style-name="P1"/>
      <text:p text:style-name="P1"><text:span text:style-name="T16">Provide three classes:</text:span></text:p>
      <text:p text:style-name="P1"/>
      <text:list xml:id="list4244620380" text:style-name="WWNum3">
        <text:list-item>
          <text:p text:style-name="P6"><text:span text:style-name="T13">Parser_t </text:span><text:span text:style-name="T17"><text:tab/><text:tab/><text:tab/>– manages file, Tokenizer_t , and Analyzer_t</text:span></text:p>
        </text:list-item>
        <text:list-item>
          <text:p text:style-name="P6"><text:span text:style-name="T13">Tokenizer_t </text:span><text:span text:style-name="T17"><text:tab/><text:tab/><text:tab/>– has to split input lines into tokens</text:span></text:p>
        </text:list-item>
        <text:list-item>
          <text:p text:style-name="P6"><text:span text:style-name="T10">Analyzer(Syntax/Semantic) <text:s/><text:tab/>- </text:span><text:span text:style-name="T18">has to check the syntax of code</text:span></text:p>
        </text:list-item>
      </text:list>
      <text:p text:style-name="P1"><text:span text:style-name="T6"><text:s/></text:span></text:p>
      <text:p text:style-name="P2"><text:span text:style-name="T11">Language Rules:</text:span></text:p>
      <text:p text:style-name="P1"/>
      <text:list xml:id="list122028284" text:style-name="WWNum2">
        <text:list-item>
          <text:p text:style-name="P7"><text:span text:style-name="T10">The program has to start from</text:span><text:span text:style-name="T3"> "</text:span><text:span text:style-name="T14">main</text:span><text:span text:style-name="T3">" </text:span><text:span text:style-name="T10">function.</text:span></text:p>
        </text:list-item>
      </text:list>
      <text:p text:style-name="P1"/>
      <text:p text:style-name="P8"><text:span text:style-name="T14">int i;<text:tab/><text:tab/><text:tab/>// line 1: <text:s/>error, illegal - declaration before 'main'</text:span></text:p>
      <text:p text:style-name="P8"><text:span text:style-name="T14">main {</text:span></text:p>
      <text:p text:style-name="P9"><text:span text:style-name="T15">…</text:span></text:p>
      <text:p text:style-name="P8"><text:span text:style-name="T14">}<text:tab/></text:span></text:p>
      <text:p text:style-name="P1"/>
      <text:list xml:id="list115615776425637" text:continue-numbering="true" text:style-name="WWNum2">
        <text:list-item>
          <text:p text:style-name="P7"><text:span text:style-name="T10">Any sequence of tokens is legal except the list of Possible Errors ( see below).</text:span></text:p>
        </text:list-item>
      </text:list>
      <text:p text:style-name="P1"/>
      <text:list xml:id="list115616331136537" text:continue-numbering="true" text:style-name="WWNum2">
        <text:list-item>
          <text:p text:style-name="P7"><text:span text:style-name="T10">Possible errors:</text:span></text:p>
        </text:list-item>
      </text:list>
      <text:p text:style-name="P10"/>
      <text:list xml:id="list3865465250" text:style-name="WWNum1">
        <text:list-item>
          <text:p text:style-name="P12"><text:span text:style-name="T1">Number of open braces doesn’t match number of close braces.</text:span></text:p>
        </text:list-item>
      </text:list>
      <text:p text:style-name="P13"><text:span text:style-name="T3">([a) <text:tab/></text:span><text:span text:style-name="T5">- // <text:s/>one '[' not closed ( at end of file )</text:span></text:p>
      <text:p text:style-name="P13"><text:span text:style-name="T3">) (</text:span><text:span text:style-name="T1"> <text:tab/>- // line 10 <text:s/>: error,is illegal <text:s/>‘(‘ has to be before ‘)’</text:span></text:p>
      <text:p text:style-name="P14"/>
      <text:list xml:id="list115614884017656" text:continue-numbering="true" text:style-name="WWNum1">
        <text:list-item>
          <text:p text:style-name="P12"><text:span text:style-name="T6">‘</text:span><text:span text:style-name="T3">else’</text:span><text:span text:style-name="T1"> without ‘</text:span><text:span text:style-name="T3">if’</text:span></text:p>
        </text:list-item>
      </text:list>
      <text:p text:style-name="P10"/>
      <text:list xml:id="list115615530234985" text:continue-numbering="true" text:style-name="WWNum1">
        <text:list-item>
          <text:p text:style-name="P12"><text:span text:style-name="T1">multiple </text:span><text:span text:style-name="T4">Predefined Types</text:span><text:span text:style-name="T1">::</text:span></text:p>
        </text:list-item>
      </text:list>
      <text:p text:style-name="P15"><text:span text:style-name="T1">int short k;<text:tab/><text:tab/>// line 12 : error, error multiple type declaration</text:span></text:p>
      <text:p text:style-name="P15"><text:span text:style-name="T1"><text:tab/><text:tab/><text:tab/>// line 12 : k isn't defined</text:span></text:p>
      <text:p text:style-name="P15"><text:span text:style-name="T1">double char c;<text:tab/><text:tab/>// line 14: error, error multiple type declaration</text:span></text:p>
      <text:p text:style-name="P15"><text:span text:style-name="T1"><text:tab/><text:tab/><text:tab/>// line 14: c isn't defined</text:span></text:p>
      <text:p text:style-name="P15"><text:span text:style-name="T6">…</text:span></text:p>
      <text:list xml:id="list115615648730515" text:continue-numbering="true" text:style-name="WWNum1">
        <text:list-item>
          <text:p text:style-name="P12"><text:span text:style-name="T1">illegal operators, <text:s/>examples:</text:span></text:p>
        </text:list-item>
      </text:list>
      <text:p text:style-name="P13"><text:span text:style-name="T1">+++ , ---<text:tab/><text:tab/><text:tab/>// </text:span><text:bookmark-start text:name="__DdeLink__519_4201307692"/><text:span text:style-name="T1">line 17: er</text:span><text:bookmark-end text:name="__DdeLink__519_4201307692"/><text:span text:style-name="T5">ror, no operator +++ or ---</text:span></text:p>
      <text:p text:style-name="P13"><text:span text:style-name="T5">+</text:span></text:p>
      <text:p text:style-name="P13"><text:span text:style-name="T5">+</text:span></text:p>
      <text:p text:style-name="P13"><text:span text:style-name="T5">+<text:tab/><text:tab/><text:tab/><text:tab/>// tline 20: error, no operator +++ <text:s/></text:span></text:p>
      <text:p text:style-name="P10"/>
      <text:list xml:id="list115616600407754" text:continue-numbering="true" text:style-name="WWNum1">
        <text:list-item>
          <text:p text:style-name="P12"><text:span text:style-name="T1">already declared:</text:span></text:p>
        </text:list-item>
      </text:list>
      <text:p text:style-name="P16"><text:span text:style-name="T1">int k;</text:span></text:p>
      <text:p text:style-name="P16"><text:span text:style-name="T1">float k;<text:tab/><text:tab/><text:tab/><text:tab/>// line 20 : error, variable '</text:span><text:span text:style-name="T14">k</text:span><text:span text:style-name="T1">' already </text:span><text:bookmark text:name="__DdeLink__434_1548187607"/><text:span text:style-name="T1">declared</text:span></text:p>
      <text:p text:style-name="P16"/>
      <text:p text:style-name="P10"><text:span text:style-name="T8"><text:s text:c="2"/></text:span><text:span text:style-name="T5">f) <text:tab/>foo() {<text:tab/><text:tab/><text:tab/><text:tab/>// line 112 : foo is not declared</text:span></text:p>
      <text:p text:style-name="P10"><text:span text:style-name="T5"><text:tab/><text:tab/>abc<text:tab/><text:tab/><text:tab/>// line 113 : abc is not declared</text:span></text:p>
      <text:p text:style-name="P10"><text:span text:style-name="T5"><text:tab/><text:tab/>…</text:span></text:p>
      <text:p text:style-name="P10"><text:span text:style-name="T5"><text:tab/>}<text:tab/><text:tab/></text:span></text:p>
      <text:p text:style-name="P10"/>
      <text:p text:style-name="P10"><text:span text:style-name="T10">Notes: </text:span></text:p>
      <text:p text:style-name="P10"/>
      <text:p text:style-name="P10"><text:span text:style-name="T5">a)<text:tab/>the following code is </text:span><text:span text:style-name="T3">legal</text:span><text:span text:style-name="T5">:</text:span></text:p>
      <text:p text:style-name="P10"><text:span text:style-name="T5"><text:tab/>const virtual const const private</text:span></text:p>
      <text:p text:style-name="P10"/>
      <text:p text:style-name="P10"><text:span text:style-name="T5">b)<text:tab/>the following code is </text:span><text:span text:style-name="T3">illegal</text:span></text:p>
      <text:p text:style-name="P10"><text:span text:style-name="T5"><text:tab/>int virtual</text:span></text:p>
      <text:p text:style-name="P10"/>
      <text:p text:style-name="P11"/>
      <text:p text:style-name="P1"><text:span text:style-name="T11">Example:</text:span></text:p>
      <text:p text:style-name="P1"><text:span text:style-name="T1"><text:tab/></text:span></text:p>
      <text:p text:style-name="P17"><text:span text:style-name="T1">}<text:tab/><text:tab/><text:tab/><text:tab/><text:tab/>// line 12 - error, no 'main' <text:s/>before</text:span></text:p>
      <text:p text:style-name="P17"><text:span text:style-name="T1"><text:tab/><text:tab/><text:tab/><text:tab/><text:tab/>// line 12 <text:s/>- error, “}” without “{“</text:span></text:p>
      <text:p text:style-name="P17"><text:span text:style-name="T1">int short k;<text:tab/><text:tab/><text:tab/><text:tab/>// line 13 - error, multiple type</text:span></text:p>
      <text:p text:style-name="P17"><text:span text:style-name="T1"><text:tab/><text:tab/><text:tab/><text:tab/><text:tab/>// </text:span><text:span text:style-name="T2">line 13 - ‘k’ not declared</text:span></text:p>
      <text:p text:style-name="P17"><text:span text:style-name="T1">else a= b<text:tab/><text:tab/><text:tab/><text:tab/>// line 14 - error, “else” without “if”</text:span></text:p>
      <text:p text:style-name="P17"><text:span text:style-name="T1"><text:tab/><text:tab/><text:tab/><text:tab/><text:tab/>// line 14 – 'a' is'not declared</text:span></text:p>
      <text:p text:style-name="P17"><text:span text:style-name="T1"><text:tab/><text:tab/><text:tab/><text:tab/><text:tab/>// line 14 – 'b' is'not declared</text:span></text:p>
      <text:p text:style-name="P17"><text:span text:style-name="T1">int i;<text:tab/><text:tab/><text:tab/><text:tab/><text:tab/></text:span></text:p>
      <text:p text:style-name="P10"><text:span text:style-name="T1">if (i&lt;10) {</text:span></text:p>
      <text:p text:style-name="P10"><text:span text:style-name="T1"><text:tab/>i=0;</text:span></text:p>
      <text:p text:style-name="P10"><text:span text:style-name="T1">} else {</text:span></text:p>
      <text:p text:style-name="P10"><text:span text:style-name="T1"><text:tab/>i++;</text:span></text:p>
      <text:p text:style-name="P10"><text:span text:style-name="T1">}</text:span></text:p>
      <text:p text:style-name="P17"><text:span text:style-name="T1">}<text:tab/><text:tab/><text:tab/><text:tab/><text:tab/>// line 22 - <text:s/>error, “}” without “{“</text:span></text:p>
      <text:p text:style-name="P17"/>
      <text:p text:style-name="P17">int kkk; int aaa;</text:p>
      <text:p text:style-name="P17"><text:span text:style-name="T1">kkk --- aaa<text:tab/><text:tab/><text:tab/><text:tab/>// line 30 - error, illegal operator “---”</text:span></text:p>
      <text:p text:style-name="P1"/>
      <text:p text:style-name="P1"><text:tab/>int <text:span text:style-name="T17">66</text:span><text:tab/><text:tab/><text:tab/><text:tab/><text:tab/>// line 32 – error, illegal variable name</text:p>
      <text:p text:style-name="P1"><text:tab/>int <text:span text:style-name="T17">17abc</text:span><text:tab/><text:tab/><text:tab/><text:tab/>// line 33 – error, illegal variable name</text:p>
      <text:p text:style-name="P1"><text:span text:style-name="T7"><text:tab/>int</text:span></text:p>
      <text:p text:style-name="P1"><text:span text:style-name="T7"><text:tab/>float<text:tab/><text:tab/><text:tab/><text:tab/><text:tab/>// line 35 - error multiple type declaration</text:span></text:p>
      <text:p text:style-name="P1"><text:span text:style-name="T7"><text:tab/>k<text:tab/><text:tab/><text:tab/><text:tab/><text:tab/>// line 36 – error, </text:span><text:span text:style-name="T1">'k' is'not declared</text:span></text:p>
      <text:p text:style-name="P1"/>
      <text:p text:style-name="P1"><text:tab/>[ { { (</text:p>
      <text:p text:style-name="P1"><text:tab/>(</text:p>
      <text:p text:style-name="P1"><text:tab/>(</text:p>
      <text:p text:style-name="P1"/>
      <text:p text:style-name="P1"><text:tab/>// error – 1 '[' not closed</text:p>
      <text:p text:style-name="P1"><text:tab/>// error – 2 '{' not closed</text:p>
      <text:p text:style-name="P1"><text:tab/>// error – 3 '(' not clo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en" fo:country="US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Liberation Serif1" style:font-family-asian="'Liberation Serif'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bold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 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-1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004166</meta:initial-creator>
    <meta:creation-date>2003-04-21T12:07:00</meta:creation-date>
    <dc:date>2017-11-29T11:56:14.241700009</dc:date>
    <meta:editing-duration>PT20M1S</meta:editing-duration>
    <meta:editing-cycles>1</meta:editing-cycles>
    <meta:document-statistic meta:table-count="0" meta:image-count="0" meta:object-count="0" meta:page-count="3" meta:paragraph-count="89" meta:word-count="534" meta:character-count="2902" meta:non-whitespace-character-count="2289"/>
    <meta:generator>LibreOffice/5.3.1.2$Linux_X86_64 LibreOffice_project/30m0$Build-2</meta:generator>
  </office:meta>
</office:document-meta>
</file>